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, serif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92929" style:text-line-through-style="none" style:text-line-through-type="none" style:font-name="Cambria" fo:font-size="11pt" fo:font-style="normal" style:text-underline-style="none" fo:font-weight="normal" style:text-blinking="false" fo:background-color="#ffffff"/>
    </style:style>
    <style:style style:name="P2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72822"/>
    </style:style>
    <style:style style:name="P3" style:family="paragraph" style:parent-style-name="Standard">
      <style:text-properties fo:color="#f8f8f2" style:font-name="Droid Sans Mono" fo:font-size="10.5pt" fo:font-weight="normal" officeooo:paragraph-rsid="00117a45" fo:background-color="#272822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e6db74" style:font-name="Droid Sans Mono" fo:font-size="10.5pt" fo:font-weight="normal" fo:background-color="#272822"/>
    </style:style>
    <style:style style:name="P6" style:family="paragraph" style:parent-style-name="Standard">
      <style:paragraph-properties style:line-height-at-least="0.503cm"/>
      <style:text-properties fo:color="#88846f" style:font-name="Droid Sans Mono" fo:font-size="10.5pt" fo:font-weight="normal" fo:background-color="#272822"/>
    </style:style>
    <style:style style:name="P7" style:family="paragraph" style:parent-style-name="Standard">
      <style:paragraph-properties style:line-height-at-least="0.503cm"/>
      <style:text-properties fo:color="#f92672" style:font-name="Droid Sans Mono" fo:font-size="10.5pt" fo:font-weight="normal" fo:background-color="#272822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paragraph-rsid="00117a45" style:text-blinking="false" fo:background-color="#ffffff"/>
    </style:style>
    <style:style style:name="P9" style:family="paragraph" style:parent-style-name="Text_20_body">
      <style:text-properties officeooo:paragraph-rsid="00117a45"/>
    </style:style>
    <style:style style:name="P10" style:family="paragraph" style:parent-style-name="Text_20_body">
      <style:paragraph-properties fo:margin-top="0cm" fo:margin-bottom="0cm" loext:contextual-spacing="false" fo:line-height="128%" style:writing-mode="lr-tb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#ffffff"/>
    </style:style>
    <style:style style:name="P11" style:family="paragraph" style:parent-style-name="Text_20_body">
      <style:paragraph-properties fo:margin-top="0cm" fo:margin-bottom="0cm" loext:contextual-spacing="false" fo:line-height="128%" style:writing-mode="lr-tb"/>
      <style:text-properties fo:font-weight="normal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officeooo:paragraph-rsid="00117a45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officeooo:paragraph-rsid="00117a45"/>
    </style:style>
    <style:style style:name="T1" style:family="text">
      <style:text-properties fo:font-variant="normal" fo:text-transform="none" fo:color="#000000" style:text-line-through-style="none" style:text-line-through-type="none" style:font-name="Cambria" fo:font-size="11pt" fo:font-style="italic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mbria" fo:font-size="11pt" fo:font-style="italic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117a45" style:text-blinking="false" fo:background-color="#ffffff" loext:char-shading-value="0"/>
    </style:style>
    <style:style style:name="T6" style:family="text">
      <style:text-properties fo:font-variant="normal" fo:text-transform="none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7" style:family="text">
      <style:text-properties fo:font-variant="normal" fo:text-transform="none" style:text-line-through-style="none" style:text-line-through-type="none" style:font-name="Cambria" fo:font-size="11pt" fo:font-style="normal" style:text-underline-style="none" officeooo:rsid="00117a45" style:text-blinking="false" fo:background-color="#ffffff" loext:char-shading-value="0"/>
    </style:style>
    <style:style style:name="T8" style:family="text">
      <style:text-properties fo:font-variant="normal" fo:text-transform="none" fo:color="#f92672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a6e22e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10" style:family="text">
      <style:text-properties fo:color="#000000"/>
    </style:style>
    <style:style style:name="T11" style:family="text">
      <style:text-properties fo:color="#000000" officeooo:rsid="00117a45"/>
    </style:style>
    <style:style style:name="T12" style:family="text">
      <style:text-properties officeooo:rsid="00117a45"/>
    </style:style>
    <style:style style:name="T13" style:family="text">
      <style:text-properties fo:color="#f92672"/>
    </style:style>
    <style:style style:name="T14" style:family="text">
      <style:text-properties fo:color="#a6e22e"/>
    </style:style>
    <style:style style:name="T15" style:family="text">
      <style:text-properties fo:color="#e6db74"/>
    </style:style>
    <style:style style:name="T16" style:family="text">
      <style:text-properties fo:color="#f44747"/>
    </style:style>
    <style:style style:name="T17" style:family="text">
      <style:text-properties fo:color="#66d9ef" fo:font-style="italic"/>
    </style:style>
    <style:style style:name="T18" style:family="text">
      <style:text-properties fo:color="#ae81ff"/>
    </style:style>
    <style:style style:name="T19" style:family="text">
      <style:text-properties fo:color="#fd971f" fo:font-style="italic"/>
    </style:style>
    <style:style style:name="T20" style:family="text">
      <style:text-properties officeooo:rsid="001210c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7fd80f2d-7fff-20a8-93ff-d573b4d1964d"/><text:span text:style-name="T12">2.</text:span>Write a JavaScript program to find the most frequent item of an array</text:p>
      <text:p text:style-name="P11"><text:span text:style-name="T1">Sample array</text:span><text:span text:style-name="T3">: var arr1= [1, 'a', 'a', 2, 3, 'a', 3, 'a', 2, 4, 9, ‘a’];</text:span></text:p>
      <text:p text:style-name="Text_20_body"><text:span text:style-name="T2">Sample Output</text:span><text:span text:style-name="T4">: a (5times)</text:span></text:p>
      <text:p text:style-name="Text_20_body"><text:span text:style-name="T4"/></text:p>
      <text:p text:style-name="P2"><text:span text:style-name="T6">&lt;!</text:span><text:span text:style-name="T8">DOCTYPE</text:span><text:span text:style-name="T6"> </text:span><text:span text:style-name="T9">html</text:span><text:span text:style-name="T6">&gt;</text:span></text:p>
      <text:p text:style-name="P2">&lt;<text:span text:style-name="T13">html</text:span> <text:span text:style-name="T14">lang</text:span>=<text:span text:style-name="T15">"en"</text:span>&gt;</text:p>
      <text:p text:style-name="P2">&lt;<text:span text:style-name="T13">head</text:span>&gt;</text:p>
      <text:p text:style-name="P2">&lt;<text:span text:style-name="T13">meta</text:span> <text:span text:style-name="T14">charset</text:span>=<text:span text:style-name="T15">"UTF-8"</text:span>&gt;</text:p>
      <text:p text:style-name="P2">&lt;<text:span text:style-name="T13">meta</text:span> <text:span text:style-name="T14">http-equiv</text:span>=<text:span text:style-name="T15">"X-UA-Compatible"</text:span> <text:span text:style-name="T14">content</text:span>=<text:span text:style-name="T15">"IE=edge"</text:span>&gt;</text:p>
      <text:p text:style-name="P2">&lt;<text:span text:style-name="T13">meta</text:span> <text:span text:style-name="T14">name</text:span>=<text:span text:style-name="T15">"viewport"</text:span> <text:span text:style-name="T14">content</text:span>=<text:span text:style-name="T15">"width=</text:span><text:span text:style-name="T16">&lt;</text:span><text:span text:style-name="T15">device-width&gt;, initial-scale=1.0"</text:span>&gt;</text:p>
      <text:p text:style-name="P2">&lt;<text:span text:style-name="T13">title</text:span>&gt;Document&lt;/<text:span text:style-name="T13">title</text:span>&gt;</text:p>
      <text:p text:style-name="P2">&lt;/<text:span text:style-name="T13">head</text:span>&gt;</text:p>
      <text:p text:style-name="P2">&lt;<text:span text:style-name="T13">body</text:span>&gt;</text:p>
      <text:p text:style-name="P2">&lt;<text:span text:style-name="T13">script</text:span>&gt;</text:p>
      <text:p text:style-name="P4"/>
      <text:p text:style-name="P2"><text:span text:style-name="T17">var</text:span> arr1 <text:span text:style-name="T13">=</text:span> [<text:span text:style-name="T18">3</text:span>, <text:span text:style-name="T15">'a'</text:span>, <text:span text:style-name="T15">'a'</text:span>, <text:span text:style-name="T15">'a'</text:span>, <text:span text:style-name="T18">2</text:span>, <text:span text:style-name="T18">3</text:span>, <text:span text:style-name="T15">'a'</text:span>, <text:span text:style-name="T18">3</text:span>, <text:span text:style-name="T15">'a'</text:span>, <text:span text:style-name="T18">2</text:span>, <text:span text:style-name="T18">4</text:span>, <text:span text:style-name="T18">9</text:span>, <text:span text:style-name="T18">3</text:span>];</text:p>
      <text:p text:style-name="P2"><text:span text:style-name="T17">var</text:span> mf <text:span text:style-name="T13">=</text:span> <text:span text:style-name="T18">1</text:span>;</text:p>
      <text:p text:style-name="P2"><text:span text:style-name="T17">var</text:span> m <text:span text:style-name="T13">=</text:span> <text:span text:style-name="T18">0</text:span>;</text:p>
      <text:p text:style-name="P2"><text:span text:style-name="T17">var</text:span> item;</text:p>
      <text:p text:style-name="P4"/>
      <text:p text:style-name="P2"><text:span text:style-name="T13">for</text:span> (<text:span text:style-name="T17">var</text:span> i <text:span text:style-name="T13">=</text:span> <text:span text:style-name="T18">0</text:span>; i <text:span text:style-name="T13">&lt;</text:span> arr1.length; i<text:span text:style-name="T13">++</text:span>) {</text:p>
      <text:p text:style-name="P2"><text:span text:style-name="T13">for</text:span> (<text:span text:style-name="T17">var</text:span> j <text:span text:style-name="T13">=</text:span> i; j <text:span text:style-name="T13">&lt;</text:span> arr1.length; j<text:span text:style-name="T13">++</text:span>) {</text:p>
      <text:p text:style-name="P2"><text:span text:style-name="T13">if</text:span> (arr1[i] <text:span text:style-name="T13">==</text:span> arr1[j]) m<text:span text:style-name="T13">++</text:span>;</text:p>
      <text:p text:style-name="P2"><text:span text:style-name="T13">if</text:span> (mf <text:span text:style-name="T13">&lt;</text:span> m) {</text:p>
      <text:p text:style-name="P2">mf <text:span text:style-name="T13">=</text:span> m;</text:p>
      <text:p text:style-name="P2">item <text:span text:style-name="T13">=</text:span> arr1[i];</text:p>
      <text:p text:style-name="P2">}</text:p>
      <text:p text:style-name="P2">}</text:p>
      <text:p text:style-name="P4"/>
      <text:p text:style-name="P2">m <text:span text:style-name="T13">=</text:span> <text:span text:style-name="T18">0</text:span>;</text:p>
      <text:p text:style-name="P2">}</text:p>
      <text:p text:style-name="P4"/>
      <text:p text:style-name="P2"><text:span text:style-name="T14">alert</text:span>(item <text:span text:style-name="T13">+</text:span> <text:span text:style-name="T15">" ( "</text:span> <text:span text:style-name="T13">+</text:span> mf <text:span text:style-name="T13">+</text:span> <text:span text:style-name="T15">" times ) "</text:span>);</text:p>
      <text:p text:style-name="P2">&lt;/<text:span text:style-name="T13">script</text:span>&gt;</text:p>
      <text:p text:style-name="P2">&lt;/<text:span text:style-name="T13">body</text:span>&gt;</text:p>
      <text:p text:style-name="P2">&lt;/<text:span text:style-name="T13">html</text:span>&gt;</text:p>
      <text:list xml:id="list2845855839" text:style-name="L1">
        <text:list-header>
          <text:p text:style-name="P12"><text:span text:style-name="T4"/></text:p>
          <text:p text:style-name="P12"><text:span text:style-name="T4"/></text:p>
          <text:p text:style-name="P12"><text:span text:style-name="T5"/></text:p>
          <text:p text:style-name="P12"><text:span text:style-name="T5"/></text:p>
        </text:list-header>
      </text:list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oft-page-break/><text:span text:style-name="T4"/></text:p>
      <text:list xml:id="list104352062150163" text:continue-numbering="true" text:style-name="L1">
        <text:list-header>
          <text:p text:style-name="P13"><text:span text:style-name="T5">3B.</text:span><text:span text:style-name="T4">Write a JavaScript method that splits an array into parts of determined size.</text:span></text:p>
        </text:list-header>
      </text:list>
      <text:p text:style-name="P14"><text:span text:style-name="T4"/></text:p>
      <text:p text:style-name="P14"><text:span text:style-name="T4"/></text:p>
      <text:p text:style-name="P2"><text:span text:style-name="T6">&lt;!</text:span><text:span text:style-name="T8">DOCTYPE</text:span><text:span text:style-name="T6"> </text:span><text:span text:style-name="T9">html</text:span><text:span text:style-name="T6">&gt;</text:span></text:p>
      <text:p text:style-name="P2">&lt;<text:span text:style-name="T13">html</text:span> <text:span text:style-name="T14">lang</text:span>=<text:span text:style-name="T15">"en"</text:span>&gt;</text:p>
      <text:p text:style-name="P2">&lt;<text:span text:style-name="T13">head</text:span>&gt;</text:p>
      <text:p text:style-name="P2">&lt;<text:span text:style-name="T13">meta</text:span> <text:span text:style-name="T14">charset</text:span>=<text:span text:style-name="T15">"UTF-8"</text:span>&gt;</text:p>
      <text:p text:style-name="P2">&lt;<text:span text:style-name="T13">meta</text:span> <text:span text:style-name="T14">http-equiv</text:span>=<text:span text:style-name="T15">"X-UA-Compatible"</text:span> <text:span text:style-name="T14">content</text:span>=<text:span text:style-name="T15">"IE=edge"</text:span>&gt;</text:p>
      <text:p text:style-name="P2">&lt;<text:span text:style-name="T13">meta</text:span> <text:span text:style-name="T14">name</text:span>=<text:span text:style-name="T15">"viewport"</text:span> <text:span text:style-name="T14">content</text:span>=<text:span text:style-name="T15">"width=device-width, initial-scale=1.0"</text:span>&gt;</text:p>
      <text:p text:style-name="P2">&lt;<text:span text:style-name="T13">title</text:span>&gt;j avaScript </text:p>
      <text:p text:style-name="P2">| Split array into chunks &lt;/<text:span text:style-name="T13">title</text:span>&gt;</text:p>
      <text:p text:style-name="P2">&lt;/<text:span text:style-name="T13">head</text:span>&gt;</text:p>
      <text:p text:style-name="P2">&lt;<text:span text:style-name="T13">body</text:span></text:p>
      <text:p text:style-name="P2"><text:span text:style-name="T14">style</text:span>=<text:span text:style-name="T15">"text-align:center;"</text:span></text:p>
      <text:p text:style-name="P2"><text:span text:style-name="T14">id</text:span>=<text:span text:style-name="T15">"body"</text:span>&gt;</text:p>
      <text:p text:style-name="P2">&lt;<text:span text:style-name="T13">h1</text:span> <text:span text:style-name="T14">style</text:span>=<text:span text:style-name="T15">"color:green;"</text:span>&gt; </text:p>
      <text:p text:style-name="P2">Split the array </text:p>
      <text:p text:style-name="P2">&lt;/<text:span text:style-name="T13">h1</text:span>&gt;</text:p>
      <text:p text:style-name="P2">&lt;<text:span text:style-name="T13">p</text:span> <text:span text:style-name="T14">id</text:span>=<text:span text:style-name="T15">"GFG_UP"</text:span> <text:span text:style-name="T14">style</text:span>=<text:span text:style-name="T15">"font-size: 16px;"</text:span>&gt;</text:p>
      <text:p text:style-name="P2">&lt;/<text:span text:style-name="T13">p</text:span>&gt;</text:p>
      <text:p text:style-name="P2">&lt;<text:span text:style-name="T13">button</text:span> <text:span text:style-name="T14">onclick</text:span>=<text:span text:style-name="T15">"</text:span><text:span text:style-name="T14">gfg_Run</text:span><text:span text:style-name="T15">()"</text:span>&gt;</text:p>
      <text:p text:style-name="P2">click here</text:p>
      <text:p text:style-name="P2">&lt;/<text:span text:style-name="T13">button</text:span>&gt;</text:p>
      <text:p text:style-name="P2">&lt;<text:span text:style-name="T13">p</text:span> <text:span text:style-name="T14">id</text:span>=<text:span text:style-name="T15">"GFG_DOWN"</text:span> <text:span text:style-name="T14">style</text:span>=<text:span text:style-name="T15">"color:green;</text:span></text:p>
      <text:p text:style-name="P5">font-size: 20px; </text:p>
      <text:p text:style-name="P2"><text:span text:style-name="T15">font-weight: bold;"</text:span>&gt;</text:p>
      <text:p text:style-name="P2">&lt;/<text:span text:style-name="T13">p</text:span>&gt;</text:p>
      <text:p text:style-name="P2">&lt;<text:span text:style-name="T13">script</text:span>&gt;</text:p>
      <text:p text:style-name="P2"><text:span text:style-name="T17">var</text:span> el_up <text:span text:style-name="T13">=</text:span> document.<text:span text:style-name="T14">getElementById</text:span>(<text:span text:style-name="T15">"GFG_UP"</text:span>);</text:p>
      <text:p text:style-name="P2"><text:span text:style-name="T17">var</text:span> el_down <text:span text:style-name="T13">=</text:span> document.<text:span text:style-name="T14">getElementById</text:span>(<text:span text:style-name="T15">"GFG_DOWN"</text:span>);</text:p>
      <text:p text:style-name="P2"><text:span text:style-name="T17">var</text:span> i, j, chunk <text:span text:style-name="T13">=</text:span> <text:span text:style-name="T18">4</text:span>;</text:p>
      <text:p text:style-name="P2"><text:span text:style-name="T17">var</text:span> array <text:span text:style-name="T13">=</text:span> [<text:span text:style-name="T18">1</text:span>, <text:span text:style-name="T18">2</text:span>, <text:span text:style-name="T18">3</text:span>, <text:span text:style-name="T18">4</text:span>, <text:span text:style-name="T18">5</text:span>, <text:span text:style-name="T18">6</text:span>, <text:span text:style-name="T18">7</text:span>, <text:span text:style-name="T18">8</text:span>];</text:p>
      <text:p text:style-name="P2">el_up.innerHTML <text:span text:style-name="T13">=</text:span> array;</text:p>
      <text:p text:style-name="P2"><text:span text:style-name="T17">function</text:span> <text:span text:style-name="T14">gfg_Run</text:span>() {</text:p>
      <text:p text:style-name="P2"><text:span text:style-name="T17">var</text:span> array1 <text:span text:style-name="T13">=</text:span> </text:p>
      <text:p text:style-name="P2">array.<text:span text:style-name="T14">slice</text:span>(<text:span text:style-name="T18">0</text:span>, chunk);</text:p>
      <text:p text:style-name="P2"><text:span text:style-name="T17">var</text:span> array2 <text:span text:style-name="T13">=</text:span></text:p>
      <text:p text:style-name="P2">array.<text:span text:style-name="T14">slice</text:span>(chunk, chunk <text:span text:style-name="T13">+</text:span> array.length);</text:p>
      <text:p text:style-name="P2">el_down.innerHTML <text:span text:style-name="T13">=</text:span> array1 <text:span text:style-name="T13">+</text:span> <text:span text:style-name="T15">' and '</text:span> <text:span text:style-name="T13">+</text:span> array2;</text:p>
      <text:p text:style-name="P2">}</text:p>
      <text:p text:style-name="P2">&lt;/<text:span text:style-name="T13">script</text:span>&gt;</text:p>
      <text:p text:style-name="P2">&lt;/<text:span text:style-name="T13">body</text:span>&gt;</text:p>
      <text:p text:style-name="P2">&lt;/<text:span text:style-name="T13">html</text:span>&gt;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Text_20_body"><text:span text:style-name="T4"/></text:p>
      <text:p text:style-name="Text_20_body"><text:span text:style-name="T4"/></text:p>
      <text:p text:style-name="P1"><text:bookmark text:name="docs-internal-guid-ec6c81ad-7fff-bc1e-dd29-9252712a2ef5"/><text:span text:style-name="T11">3A.</text:span><text:span text:style-name="T10">Write a JavaScript program that compares two arrays and returns true if they are identical.</text:span></text:p>
      <text:p text:style-name="P2"><text:span text:style-name="T6">&lt;!</text:span><text:span text:style-name="T8">DOCTYPE</text:span><text:span text:style-name="T6"> </text:span><text:span text:style-name="T9">html</text:span><text:span text:style-name="T6">&gt;</text:span></text:p>
      <text:p text:style-name="P2">&lt;<text:span text:style-name="T13">html</text:span> <text:span text:style-name="T14">lang</text:span>=<text:span text:style-name="T15">"en"</text:span>&gt;</text:p>
      <text:p text:style-name="P2">&lt;<text:span text:style-name="T13">head</text:span>&gt;</text:p>
      <text:p text:style-name="P2">&lt;<text:span text:style-name="T13">meta</text:span> <text:span text:style-name="T14">charset</text:span>=<text:span text:style-name="T15">"UTF-8"</text:span>&gt;</text:p>
      <text:p text:style-name="P2">&lt;<text:span text:style-name="T13">meta</text:span> <text:span text:style-name="T14">http-equiv</text:span>=<text:span text:style-name="T15">"X-UA-Compatible"</text:span> <text:span text:style-name="T14">content</text:span>=<text:span text:style-name="T15">"IE=edge"</text:span>&gt;</text:p>
      <text:p text:style-name="P2">&lt;<text:span text:style-name="T13">meta</text:span> <text:span text:style-name="T14">name</text:span>=<text:span text:style-name="T15">"viewport"</text:span> <text:span text:style-name="T14">content</text:span>=<text:span text:style-name="T15">"width=device-width, initial-scale=1.0"</text:span>&gt;</text:p>
      <text:p text:style-name="P2">&lt;<text:span text:style-name="T13">title</text:span>&gt;Document&lt;/<text:span text:style-name="T13">title</text:span>&gt;</text:p>
      <text:p text:style-name="P2">&lt;/<text:span text:style-name="T13">head</text:span>&gt;</text:p>
      <text:p text:style-name="P2">&lt;<text:span text:style-name="T13">body</text:span>&gt;</text:p>
      <text:p text:style-name="P2">&lt;<text:span text:style-name="T13">script</text:span>&gt;</text:p>
      <text:p text:style-name="P2"><text:span text:style-name="T17">function</text:span> <text:span text:style-name="T14">isEqual</text:span>()</text:p>
      <text:p text:style-name="P2">{</text:p>
      <text:p text:style-name="P2"><text:span text:style-name="T17">var</text:span> a <text:span text:style-name="T13">=</text:span> [<text:span text:style-name="T18">1</text:span>, <text:span text:style-name="T18">2</text:span>, <text:span text:style-name="T18">3</text:span>, <text:span text:style-name="T18">5</text:span>, <text:span text:style-name="T18">6</text:span>];</text:p>
      <text:p text:style-name="P2"><text:span text:style-name="T17">var</text:span> b <text:span text:style-name="T13">=</text:span> [<text:span text:style-name="T18">1</text:span>, <text:span text:style-name="T18">2</text:span>, <text:span text:style-name="T18">3</text:span>, <text:span text:style-name="T18">5</text:span>];</text:p>
      <text:p text:style-name="P6">// If length is not equal</text:p>
      <text:p text:style-name="P2"><text:span text:style-name="T13">if</text:span>(a.length<text:span text:style-name="T13">!=</text:span>b.length)</text:p>
      <text:p text:style-name="P2"><text:span text:style-name="T13">return</text:span> <text:span text:style-name="T15">"False"</text:span>;</text:p>
      <text:p text:style-name="P7">else</text:p>
      <text:p text:style-name="P2">{</text:p>
      <text:p text:style-name="P6">// Comparing each element of array</text:p>
      <text:p text:style-name="P2"><text:span text:style-name="T13">for</text:span>(<text:span text:style-name="T17">var</text:span> i<text:span text:style-name="T13">=</text:span><text:span text:style-name="T18">0</text:span>;i<text:span text:style-name="T13">&lt;</text:span>a.length;i<text:span text:style-name="T13">++</text:span>)</text:p>
      <text:p text:style-name="P2"><text:span text:style-name="T13">if</text:span>(a[i]<text:span text:style-name="T13">!=</text:span>b[i])</text:p>
      <text:p text:style-name="P2"><text:span text:style-name="T13">return</text:span> <text:span text:style-name="T15">"False"</text:span>;</text:p>
      <text:p text:style-name="P2"><text:span text:style-name="T13">return</text:span> <text:span text:style-name="T15">"True"</text:span>;</text:p>
      <text:p text:style-name="P2">}</text:p>
      <text:p text:style-name="P2">}</text:p>
      <text:p text:style-name="P2"><text:span text:style-name="T17">var</text:span> v <text:span text:style-name="T13">=</text:span> <text:span text:style-name="T14">isEqual</text:span>();</text:p>
      <text:p text:style-name="P2">document.<text:span text:style-name="T14">write</text:span>(v);</text:p>
      <text:p text:style-name="P2">&lt;/<text:span text:style-name="T13">script</text:span>&gt;</text:p>
      <text:p text:style-name="P2">&lt;/<text:span text:style-name="T13">body</text:span>&gt;</text:p>
      <text:p text:style-name="P2">&lt;/<text:span text:style-name="T13">html</text:span>&gt;</text:p>
      <text:p text:style-name="Text_20_body"><text:span text:style-name="T4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5">3C.</text:span><text:bookmark text:name="docs-internal-guid-4d1e90f9-7fff-0e09-d283-6821b69ca538"/><text:span text:style-name="T4">Write a JavaScript method that returns a duplicate-free array.</text:span></text:p>
      <text:p text:style-name="P9"><text:span text:style-name="T4"/></text:p>
      <text:p text:style-name="P3"><text:span text:style-name="T6">&lt;!</text:span><text:span text:style-name="T8">DOCTYPE</text:span><text:span text:style-name="T6"> </text:span><text:span text:style-name="T9">html</text:span><text:span text:style-name="T6">&gt;</text:span></text:p>
      <text:p text:style-name="P2">&lt;<text:span text:style-name="T13">html</text:span> <text:span text:style-name="T14">lang</text:span>=<text:span text:style-name="T15">"en"</text:span>&gt;</text:p>
      <text:p text:style-name="P2">&lt;<text:span text:style-name="T13">head</text:span>&gt;</text:p>
      <text:p text:style-name="P2">&lt;<text:span text:style-name="T13">meta</text:span> <text:span text:style-name="T14">charset</text:span>=<text:span text:style-name="T15">"UTF-8"</text:span>&gt;</text:p>
      <text:p text:style-name="P2">&lt;<text:span text:style-name="T13">meta</text:span> <text:span text:style-name="T14">http-equiv</text:span>=<text:span text:style-name="T15">"X-UA-Compatible"</text:span> <text:span text:style-name="T14">content</text:span>=<text:span text:style-name="T15">"IE=edge"</text:span>&gt;</text:p>
      <text:p text:style-name="P2">&lt;<text:span text:style-name="T13">meta</text:span> <text:span text:style-name="T14">name</text:span>=<text:span text:style-name="T15">"viewport"</text:span> <text:span text:style-name="T14">content</text:span>=<text:span text:style-name="T15">"width=device-width, initial-scale=1.0"</text:span>&gt;</text:p>
      <text:p text:style-name="P2">&lt;<text:span text:style-name="T13">title</text:span>&gt;Document&lt;/<text:span text:style-name="T13">title</text:span>&gt;</text:p>
      <text:p text:style-name="P2">&lt;/<text:span text:style-name="T13">head</text:span>&gt;</text:p>
      <text:p text:style-name="P2">&lt;<text:span text:style-name="T13">body</text:span>&gt;&lt;<text:span text:style-name="T13">script</text:span>&gt;</text:p>
      <text:p text:style-name="P2"><text:span text:style-name="T17">function</text:span> <text:span text:style-name="T14">doubleValues</text:span>(<text:span text:style-name="T19">array</text:span>) {</text:p>
      <text:p text:style-name="P2"><text:span text:style-name="T17">var</text:span> newArray <text:span text:style-name="T13">=</text:span> [];</text:p>
      <text:p text:style-name="P2"><text:span text:style-name="T19">array</text:span>.<text:span text:style-name="T14">forEach</text:span>(<text:span text:style-name="T17">function</text:span> (<text:span text:style-name="T19">el</text:span>) { newArray.<text:span text:style-name="T14">push</text:span>(<text:span text:style-name="T19">el</text:span>, <text:span text:style-name="T19">el</text:span>); }); </text:p>
      <text:p text:style-name="P2"><text:span text:style-name="T13">return</text:span> newArray;</text:p>
      <text:p text:style-name="P2">}</text:p>
      <text:p text:style-name="P4"/>
      <text:p text:style-name="P2">console.<text:span text:style-name="T14">log</text:span>(<text:span text:style-name="T14">doubleValues</text:span>([<text:span text:style-name="T18">1</text:span>,<text:span text:style-name="T18">2</text:span>,<text:span text:style-name="T18">3</text:span>]));</text:p>
      <text:p text:style-name="P4"/>
      <text:p text:style-name="P2">&lt;/<text:span text:style-name="T13">script</text:span>&gt;</text:p>
      <text:p text:style-name="P2">&lt;/<text:span text:style-name="T13">body</text:span>&gt;</text:p>
      <text:p text:style-name="P2">&lt;/<text:span text:style-name="T13">html</text:span>&gt;</text:p>
      <text:p text:style-name="P9"><text:span text:style-name="T4"/></text:p>
      <text:p text:style-name="P9"><text:span text:style-name="T4"/></text:p>
      <text:p text:style-name="P8"><text:bookmark text:name="docs-internal-guid-544adb0b-7fff-490f-8a3f-e31824f796bb"/><text:span text:style-name="T20">4A. </text:span>Write a JavaScript program to find the leap years in a given range of years.</text:p>
      <text:p text:style-name="P3">&lt;<text:span text:style-name="T13">html</text:span>&gt;</text:p>
      <text:p text:style-name="P2">&lt;<text:span text:style-name="T13">head</text:span>&gt;</text:p>
      <text:p text:style-name="P2">&lt;<text:span text:style-name="T13">script</text:span>&gt;</text:p>
      <text:p text:style-name="P2"><text:span text:style-name="T17">function</text:span> <text:span text:style-name="T14">check_leapyear</text:span>(){</text:p>
      <text:p text:style-name="P6">//define variables</text:p>
      <text:p text:style-name="P2"><text:span text:style-name="T17">var</text:span> year;</text:p>
      <text:p text:style-name="P6">//get the entered year from text box </text:p>
      <text:p text:style-name="P2">year <text:span text:style-name="T13">=</text:span> document.<text:span text:style-name="T14">getElementById</text:span>(<text:span text:style-name="T15">"year"</text:span>).value;</text:p>
      <text:p text:style-name="P6">//three conditions to find out the leap year</text:p>
      <text:p text:style-name="P2"><text:span text:style-name="T13">if</text:span>( (<text:span text:style-name="T18">0</text:span> <text:span text:style-name="T13">==</text:span> year <text:span text:style-name="T13">%</text:span> <text:span text:style-name="T18">4</text:span>) <text:span text:style-name="T13">&amp;&amp;</text:span> (<text:span text:style-name="T18">0</text:span> <text:span text:style-name="T13">!=</text:span> year <text:span text:style-name="T13">%</text:span> <text:span text:style-name="T18">100</text:span>) <text:span text:style-name="T13">||</text:span> (<text:span text:style-name="T18">0</text:span> <text:span text:style-name="T13">==</text:span> year <text:span text:style-name="T13">%</text:span> <text:span text:style-name="T18">400</text:span>) )</text:p>
      <text:p text:style-name="P2">{</text:p>
      <text:p text:style-name="P2"><text:span text:style-name="T14">alert</text:span>(year<text:span text:style-name="T13">+</text:span><text:span text:style-name="T15">" is a leap year"</text:span>); </text:p>
      <text:p text:style-name="P2">}</text:p>
      <text:p text:style-name="P7">else</text:p>
      <text:p text:style-name="P2">{</text:p>
      <text:p text:style-name="P2"><text:span text:style-name="T14">alert</text:span>(year<text:span text:style-name="T13">+</text:span><text:span text:style-name="T15">" is not a leap year"</text:span>); </text:p>
      <text:p text:style-name="P2">}</text:p>
      <text:p text:style-name="P2">}</text:p>
      <text:p text:style-name="P2">&lt;/<text:span text:style-name="T13">script</text:span>&gt;</text:p>
      <text:p text:style-name="P2">&lt;/<text:span text:style-name="T13">head</text:span>&gt;</text:p>
      <text:p text:style-name="P2">&lt;<text:span text:style-name="T13">body</text:span>&gt;</text:p>
      <text:p text:style-name="P2">&lt;<text:span text:style-name="T13">h3</text:span>&gt;Javascript Program to find leap year&lt;/<text:span text:style-name="T13">h3</text:span>&gt;</text:p>
      <text:p text:style-name="P2">&lt;<text:span text:style-name="T13">input</text:span> <text:span text:style-name="T14">type</text:span>=<text:span text:style-name="T15">"text"</text:span> <text:span text:style-name="T14">id</text:span>=<text:span text:style-name="T15">"year"</text:span>&gt;&lt;/<text:span text:style-name="T13">input</text:span>&gt;</text:p>
      <text:p text:style-name="P2"><text:soft-page-break/>&lt;<text:span text:style-name="T13">button</text:span> <text:span text:style-name="T14">onclick</text:span>=<text:span text:style-name="T15">"</text:span><text:span text:style-name="T14">check_leapyear</text:span><text:span text:style-name="T15">()"</text:span>&gt;Check&lt;/<text:span text:style-name="T13">button</text:span>&gt;</text:p>
      <text:p text:style-name="P2">&lt;<text:span text:style-name="T13">h5</text:span>&gt;by nikhil&lt;/<text:span text:style-name="T13">h5</text:span>&gt;</text:p>
      <text:p text:style-name="P2">&lt;/<text:span text:style-name="T13">body</text:span>&gt;</text:p>
      <text:p text:style-name="P2">&lt;/<text:span text:style-name="T13">html</text:span>&gt;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, serif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0:25:09.139264571</meta:creation-date>
    <dc:date>2022-05-24T10:43:50.421047617</dc:date>
    <meta:editing-duration>PT8M21S</meta:editing-duration>
    <meta:editing-cycles>1</meta:editing-cycles>
    <meta:document-statistic meta:table-count="0" meta:image-count="0" meta:object-count="0" meta:page-count="5" meta:paragraph-count="151" meta:word-count="482" meta:character-count="3328" meta:non-whitespace-character-count="2988"/>
    <meta:generator>LibreOffice/6.4.7.2$Linux_X86_64 LibreOffice_project/40$Build-2</meta:generator>
  </office:meta>
</office:document-meta>
</file>